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02c662" officeooo:paragraph-rsid="0002c662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bold" officeooo:rsid="0002c662" officeooo:paragraph-rsid="0002c662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035426" officeooo:paragraph-rsid="00035426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035426" officeooo:paragraph-rsid="00055a87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035426" officeooo:paragraph-rsid="00078a0d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35f66" officeooo:paragraph-rsid="00035426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4f348" officeooo:paragraph-rsid="00055a87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4f348" officeooo:paragraph-rsid="00078a0d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style="normal" fo:font-weight="bold" officeooo:paragraph-rsid="001490a8" style:font-size-asian="10.5pt" style:font-style-asian="normal" style:font-weight-asian="bold" style:font-size-complex="12pt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style="normal" fo:font-weight="normal" officeooo:rsid="00163b27" officeooo:paragraph-rsid="001490a8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style="normal" fo:font-weight="normal" officeooo:rsid="002068e0" officeooo:paragraph-rsid="001490a8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style="normal" fo:font-weight="normal" officeooo:rsid="00210286" officeooo:paragraph-rsid="001490a8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style="normal" fo:font-weight="normal" officeooo:rsid="001e3706" officeooo:paragraph-rsid="001490a8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4pt" fo:font-style="italic" fo:font-weight="bold" officeooo:rsid="0004f348" officeooo:paragraph-rsid="0004f348" style:font-size-asian="12.25pt" style:font-style-asian="italic" style:font-weight-asian="bold" style:font-size-complex="14pt" style:font-style-complex="italic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4pt" fo:font-style="italic" fo:font-weight="bold" officeooo:rsid="0004f348" officeooo:paragraph-rsid="001490a8" style:font-size-asian="12.25pt" style:font-style-asian="italic" style:font-weight-asian="bold" style:font-size-complex="14pt" style:font-style-complex="italic" style:font-weight-complex="bold"/>
    </style:style>
    <style:style style:name="P16" style:family="paragraph" style:parent-style-name="Standard">
      <style:paragraph-properties fo:text-align="start" style:justify-single-word="false"/>
      <style:text-properties officeooo:paragraph-rsid="001490a8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35f66" style:font-weight-asian="normal" style:font-weight-complex="normal"/>
    </style:style>
    <style:style style:name="T3" style:family="text">
      <style:text-properties fo:font-weight="normal" officeooo:rsid="0004f348" style:font-weight-asian="normal" style:font-weight-complex="normal"/>
    </style:style>
    <style:style style:name="T4" style:family="text">
      <style:text-properties fo:font-weight="normal" officeooo:rsid="00055a87" style:font-weight-asian="normal" style:font-weight-complex="normal"/>
    </style:style>
    <style:style style:name="T5" style:family="text">
      <style:text-properties fo:font-weight="normal" officeooo:rsid="0005f5d4" style:font-weight-asian="normal" style:font-weight-complex="normal"/>
    </style:style>
    <style:style style:name="T6" style:family="text">
      <style:text-properties fo:font-weight="normal" officeooo:rsid="00078a0d" style:font-weight-asian="normal" style:font-weight-complex="normal"/>
    </style:style>
    <style:style style:name="T7" style:family="text">
      <style:text-properties fo:font-weight="normal" officeooo:rsid="000a67a0" style:font-weight-asian="normal" style:font-weight-complex="normal"/>
    </style:style>
    <style:style style:name="T8" style:family="text">
      <style:text-properties fo:font-weight="normal" officeooo:rsid="000ae04d" style:font-weight-asian="normal" style:font-weight-complex="normal"/>
    </style:style>
    <style:style style:name="T9" style:family="text">
      <style:text-properties fo:font-weight="normal" officeooo:rsid="000cf98a" style:font-weight-asian="normal" style:font-weight-complex="normal"/>
    </style:style>
    <style:style style:name="T10" style:family="text">
      <style:text-properties fo:font-weight="normal" officeooo:rsid="000fbdd7" style:font-weight-asian="normal" style:font-weight-complex="normal"/>
    </style:style>
    <style:style style:name="T11" style:family="text">
      <style:text-properties fo:font-weight="normal" officeooo:rsid="00102352" style:font-weight-asian="normal" style:font-weight-complex="normal"/>
    </style:style>
    <style:style style:name="T12" style:family="text">
      <style:text-properties fo:font-weight="normal" officeooo:rsid="00105b09" style:font-weight-asian="normal" style:font-weight-complex="normal"/>
    </style:style>
    <style:style style:name="T13" style:family="text">
      <style:text-properties fo:font-weight="normal" officeooo:rsid="00163b27" style:font-weight-asian="normal" style:font-weight-complex="normal"/>
    </style:style>
    <style:style style:name="T14" style:family="text">
      <style:text-properties fo:font-weight="normal" officeooo:rsid="0017e555" style:font-weight-asian="normal" style:font-weight-complex="normal"/>
    </style:style>
    <style:style style:name="T15" style:family="text">
      <style:text-properties fo:font-weight="normal" officeooo:rsid="0018746e" style:font-weight-asian="normal" style:font-weight-complex="normal"/>
    </style:style>
    <style:style style:name="T16" style:family="text">
      <style:text-properties fo:font-weight="normal" officeooo:rsid="0019f586" style:font-weight-asian="normal" style:font-weight-complex="normal"/>
    </style:style>
    <style:style style:name="T17" style:family="text">
      <style:text-properties fo:font-weight="normal" officeooo:rsid="001b9c7b" style:font-weight-asian="normal" style:font-weight-complex="normal"/>
    </style:style>
    <style:style style:name="T18" style:family="text">
      <style:text-properties fo:font-weight="normal" officeooo:rsid="001bc730" style:font-weight-asian="normal" style:font-weight-complex="normal"/>
    </style:style>
    <style:style style:name="T19" style:family="text">
      <style:text-properties fo:font-weight="normal" officeooo:rsid="001c4054" style:font-weight-asian="normal" style:font-weight-complex="normal"/>
    </style:style>
    <style:style style:name="T20" style:family="text">
      <style:text-properties fo:font-weight="normal" officeooo:rsid="001e3706" style:font-weight-asian="normal" style:font-weight-complex="normal"/>
    </style:style>
    <style:style style:name="T21" style:family="text">
      <style:text-properties fo:font-weight="normal" officeooo:rsid="001f8aa2" style:font-weight-asian="normal" style:font-weight-complex="normal"/>
    </style:style>
    <style:style style:name="T22" style:family="text">
      <style:text-properties fo:font-weight="normal" officeooo:rsid="002068e0" style:font-weight-asian="normal" style:font-weight-complex="normal"/>
    </style:style>
    <style:style style:name="T23" style:family="text">
      <style:text-properties fo:font-weight="normal" officeooo:rsid="00210286" style:font-weight-asian="normal" style:font-weight-complex="normal"/>
    </style:style>
    <style:style style:name="T24" style:family="text">
      <style:text-properties fo:font-weight="normal" officeooo:rsid="00211f9c" style:font-weight-asian="normal" style:font-weight-complex="normal"/>
    </style:style>
    <style:style style:name="T25" style:family="text">
      <style:text-properties fo:font-weight="normal" officeooo:rsid="0023cf62" style:font-weight-asian="normal" style:font-weight-complex="normal"/>
    </style:style>
    <style:style style:name="T26" style:family="text">
      <style:text-properties fo:font-weight="normal" officeooo:rsid="0023dfcf" style:font-weight-asian="normal" style:font-weight-complex="normal"/>
    </style:style>
    <style:style style:name="T27" style:family="text">
      <style:text-properties fo:font-weight="normal" officeooo:rsid="00285778" style:font-weight-asian="normal" style:font-weight-complex="normal"/>
    </style:style>
    <style:style style:name="T28" style:family="text">
      <style:text-properties officeooo:rsid="0004f348"/>
    </style:style>
    <style:style style:name="T29" style:family="text">
      <style:text-properties officeooo:rsid="000bc824"/>
    </style:style>
    <style:style style:name="T30" style:family="text">
      <style:text-properties officeooo:rsid="001490a8"/>
    </style:style>
    <style:style style:name="T31" style:family="text">
      <style:text-properties fo:font-size="14pt" fo:font-style="italic" fo:font-weight="bold" officeooo:rsid="0004f348" style:font-size-asian="12.25pt" style:font-style-asian="italic" style:font-weight-asian="bold" style:font-size-complex="14pt" style:font-style-complex="italic" style:font-weight-complex="bold"/>
    </style:style>
    <style:style style:name="T32" style:family="text">
      <style:text-properties fo:font-size="14pt" fo:font-style="italic" fo:font-weight="bold" officeooo:rsid="001490a8" style:font-size-asian="12.25pt" style:font-style-asian="italic" style:font-weight-asian="bold" style:font-size-complex="14pt" style:font-style-complex="italic" style:font-weight-complex="bold"/>
    </style:style>
    <style:style style:name="T33" style:family="text">
      <style:text-properties fo:font-size="14pt" fo:font-style="italic" fo:font-weight="bold" officeooo:rsid="001bc730" style:font-size-asian="12.25pt" style:font-style-asian="italic" style:font-weight-asian="bold" style:font-size-complex="14pt" style:font-style-complex="italic" style:font-weight-complex="bold"/>
    </style:style>
    <style:style style:name="T34" style:family="text">
      <style:text-properties officeooo:rsid="001c4054"/>
    </style:style>
    <style:style style:name="T35" style:family="text">
      <style:text-properties officeooo:rsid="00273bd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senvolvimento de aplicações para internet com React JS </text:p>
      <text:p text:style-name="P1">- </text:p>
      <text:p text:style-name="P1">Anotações</text:p>
      <text:p text:style-name="P1"/>
      <text:p text:style-name="P2"/>
      <text:p text:style-name="P14">→ Trabalhando com estilos em elementos e componentes:</text:p>
      <text:p text:style-name="P1"/>
      <text:p text:style-name="P3">- Maneiras de Estilização:</text:p>
      <text:p text:style-name="P3"><text:span text:style-name="T1"><text:tab/>- </text:span><text:span text:style-name="T2">Inline: style={{ css... }}</text:span></text:p>
      <text:p text:style-name="P6"><text:tab/>- Classes: className=”classe-css”<text:tab/></text:p>
      <text:p text:style-name="P6"><text:tab/>- CSS in JS: exemplo o styled-components</text:p>
      <text:p text:style-name="P6"><text:tab/></text:p>
      <text:p text:style-name="P3">- <text:span text:style-name="T28">Stateful vs Stateless:</text:span></text:p>
      <text:p text:style-name="P4"><text:span text:style-name="T2"><text:tab/></text:span><text:span text:style-name="T3">Stateful: </text:span></text:p>
      <text:p text:style-name="P7"><text:tab/><text:tab/>- Usa estados</text:p>
      <text:p text:style-name="P4"><text:span text:style-name="T3"><text:tab/><text:tab/>- </text:span><text:span text:style-name="T4">Possui gerenciamenteo de estados com componente.</text:span></text:p>
      <text:p text:style-name="P4"><text:span text:style-name="T3"><text:tab/><text:tab/>- </text:span><text:span text:style-name="T4">construídos usando classes em JS.</text:span></text:p>
      <text:p text:style-name="P4"><text:span text:style-name="T3"><text:tab/><text:tab/>- </text:span><text:span text:style-name="T5">Ciclo de vida: initialization → mounting → updation → unmounting</text:span></text:p>
      <text:p text:style-name="P7"/>
      <text:p text:style-name="P5"><text:span text:style-name="T2"><text:tab/></text:span><text:span text:style-name="T3">Stateless:</text:span></text:p>
      <text:p text:style-name="P8"><text:tab/><text:tab/>- Não usa estados</text:p>
      <text:p text:style-name="P3"><text:span text:style-name="T2"><text:tab/><text:tab/>- </text:span><text:span text:style-name="T6">Não possui gerenciamento de estados no componente</text:span><text:span text:style-name="T2"><text:tab/><text:tab/></text:span></text:p>
      <text:p text:style-name="P3"><text:span text:style-name="T2"><text:tab/><text:tab/>- </text:span><text:span text:style-name="T6">Construídos usando funções em JS.</text:span></text:p>
      <text:p text:style-name="P6"/>
      <text:p text:style-name="P6"/>
      <text:p text:style-name="P3"><text:span text:style-name="T2"><text:tab/></text:span><text:span text:style-name="T7">A nomeclatura foi atualizada: class components e function components: </text:span><text:span text:style-name="T8">Hoje stateless <text:tab/>components é todo function componente que não tem gerenciamento de estados nele.</text:span></text:p>
      <text:p text:style-name="P6"/>
      <text:p text:style-name="P3">- <text:span text:style-name="T29">Formulários</text:span></text:p>
      <text:p text:style-name="P3"><text:span text:style-name="T2"><text:tab/>- </text:span><text:span text:style-name="T9">Formulários mantêm um estado interno.</text:span></text:p>
      <text:p text:style-name="P3"><text:span text:style-name="T2"><text:tab/>- </text:span><text:span text:style-name="T10">Em HTML &lt;input&gt;, &lt;textarea&gt; <text:s/>e &lt;select&gt; tem um estado interno.</text:span></text:p>
      <text:p text:style-name="P3"><text:span text:style-name="T2"><text:tab/>- </text:span><text:span text:style-name="T10">Em React, podemos controlar o estado: state e setState.</text:span></text:p>
      <text:p text:style-name="P6"/>
      <text:p text:style-name="P3"><text:span text:style-name="T2"><text:tab/>- </text:span><text:span text:style-name="T11">Componente Controlado: tanto select, input ou textarea aceitm um atributo value. Podemos <text:tab/>mudar esse valor usando o atributo onChange.</text:span></text:p>
      <text:p text:style-name="P6"/>
      <text:p text:style-name="P3"><text:span text:style-name="T2"><text:tab/>- </text:span><text:span text:style-name="T12">Componente não-controlado: a tag input é read-only;</text:span></text:p>
      <text:p text:style-name="P6"><text:tab/></text:p>
      <text:p text:style-name="P6"/>
      <text:p text:style-name="P16"><text:span text:style-name="T31">→ </text:span><text:span text:style-name="T32">Introdução ao Redux e <text:s/>fluxos de arquite</text:span><text:span text:style-name="T33">t</text:span><text:span text:style-name="T32">ura com ReactJS</text:span><text:span text:style-name="T31">:</text:span></text:p>
      <text:p text:style-name="P15"/>
      <text:p text:style-name="P15"><text:tab/></text:p>
      <text:p text:style-name="P9">- <text:span text:style-name="T30">Flux:</text:span></text:p>
      <text:p text:style-name="P10"><text:tab/>- É uma arquitetura para comunicação entre componentes.</text:p>
      <text:p text:style-name="P9"><text:span text:style-name="T13"><text:tab/>- </text:span><text:span text:style-name="T14">É um padrão de projeto para tráfego dedados de maneira unidirecional.</text:span></text:p>
      <text:p text:style-name="P9"><text:span text:style-name="T13"><text:tab/>- </text:span><text:span text:style-name="T14">Passos: action → dispatcher → store → view</text:span></text:p>
      <text:p text:style-name="P9"><text:span text:style-name="T13"><text:tab/><text:tab/></text:span><text:span text:style-name="T14">1) Action: é como um telégrafo, ele formata a me</text:span><text:span text:style-name="T18">n</text:span><text:span text:style-name="T14">sagem a ser enviada.</text:span></text:p>
      <text:p text:style-name="P9"><text:span text:style-name="T13"><text:tab/><text:tab/></text:span><text:span text:style-name="T14">2) dispatcher: </text:span><text:span text:style-name="T15">é como um telefonista: Sabe todos os callbacks para diferentes stores.</text:span></text:p>
      <text:p text:style-name="P9"><text:span text:style-name="T13"><text:tab/><text:tab/></text:span><text:span text:style-name="T15">3) </text:span><text:span text:style-name="T16">Store: Ele guarda a informação(estados) e todas as alterações tem que ser feitas <text:tab/><text:tab/>por ele mesmo, mais ninguém.</text:span></text:p>
      <text:p text:style-name="P10"><text:soft-page-break/></text:p>
      <text:p text:style-name="P9"><text:span text:style-name="T13"><text:tab/><text:tab/></text:span><text:span text:style-name="T16">4) View: é como um gerente intermediário (middleware) que recebe as notificações <text:tab/><text:tab/>da store e passa os dados para as visões abaixo dela.</text:span></text:p>
      <text:p text:style-name="P10"/>
      <text:p text:style-name="P10"><text:tab/><text:tab/></text:p>
      <text:p text:style-name="P9"><text:span text:style-name="T13"><text:tab/>- </text:span><text:span text:style-name="T17">O flux tem diversas implementações. Redux é a mais popular delas.</text:span></text:p>
      <text:p text:style-name="P9"><text:span text:style-name="T17"><text:tab/>- </text:span><text:span text:style-name="T18">Servem para comunicação entre componentes. Centralizam informação.</text:span></text:p>
      <text:p text:style-name="P10"><text:tab/></text:p>
      <text:p text:style-name="P10"/>
      <text:p text:style-name="P9">- <text:span text:style-name="T34">Redux:</text:span></text:p>
      <text:p text:style-name="P9"><text:span text:style-name="T13"><text:tab/></text:span><text:span text:style-name="T19">- Possui algumas diferenças do Flux.</text:span></text:p>
      <text:p text:style-name="P9"><text:span text:style-name="T13"><text:tab/>- </text:span><text:span text:style-name="T19">Etapas: react → ← action → store (store → react) → ← reducer</text:span></text:p>
      <text:p text:style-name="P9"><text:span text:style-name="T19"><text:tab/><text:tab/></text:span><text:span text:style-name="T22">1) Actions: são como o Flux. A diferença é que Actions não enviam a action em si <text:tab/><text:tab/>para o dispatcher. Retorna um objeto de action formatado.</text:span></text:p>
      <text:p text:style-name="P11"/>
      <text:p text:style-name="P9"><text:span text:style-name="T22"><text:tab/><text:tab/></text:span><text:span text:style-name="T23">2) Store: uma única store. Store cuida de toda a árvore de estados. Os reducers que <text:tab/><text:tab/>cuidam de descobrir qual estado muda.</text:span></text:p>
      <text:p text:style-name="P12"><text:tab/><text:tab/></text:p>
      <text:p text:style-name="P9"><text:span text:style-name="T23"><text:tab/><text:tab/></text:span><text:span text:style-name="T24">3) Reducers: Em Redu</text:span><text:span text:style-name="T27">x</text:span><text:span text:style-name="T24"> não há dispatcher (simplifica e divide o trabalho da Store). A <text:tab/><text:tab/>store se conecta ao root reducer, que divide os estados em pequenos reducers para <text:tab/><text:tab/>descobrir como lidar com esse estado. Os estados aqui são imutáveis.</text:span></text:p>
      <text:p text:style-name="P12"/>
      <text:p text:style-name="P9"><text:span text:style-name="T23"><text:tab/><text:tab/></text:span><text:span text:style-name="T25">4) Views: <text:s/>em React, adiciona na cama de View 3 novos conceitos para conectar a <text:tab/><text:tab/>view à store.</text:span><text:span text:style-name="T23"><text:tab/></text:span></text:p>
      <text:p text:style-name="P9"><text:span text:style-name="T23"><text:tab/><text:tab/><text:tab/>- </text:span><text:span text:style-name="T25">Provider: wrapper da árvore de componentes. Responsável por tornar mais <text:tab/><text:tab/><text:tab/>fácil a conexão dos componentes filhos com a store usando connect().</text:span></text:p>
      <text:p text:style-name="P9"><text:span text:style-name="T23"><text:tab/><text:tab/><text:tab/>- </text:span><text:span text:style-name="T25">connect(): </text:span><text:span text:style-name="T26">é uma função do react redux</text:span></text:p>
      <text:p text:style-name="P9"><text:span text:style-name="T23"><text:tab/><text:tab/><text:tab/>- </text:span><text:span text:style-name="T25">selector: </text:span><text:span text:style-name="T26">é uma função que nós escrevemos, que definem quais os estados do <text:tab/><text:tab/><text:tab/>redux que queremos passar como props.</text:span></text:p>
      <text:p text:style-name="P12"/>
      <text:p text:style-name="P9"><text:span text:style-name="T13"><text:tab/>- </text:span><text:span text:style-name="T20">3 princípios básicos:</text:span></text:p>
      <text:p text:style-name="P13"><text:tab/><text:tab/>1) Single Source of Truth: uma única store.</text:p>
      <text:p text:style-name="P9"><text:span text:style-name="T13"><text:tab/><text:tab/></text:span><text:span text:style-name="T20">2) State é read-only.</text:span></text:p>
      <text:p text:style-name="P9"><text:span text:style-name="T13"><text:tab/><text:tab/></text:span><text:span text:style-name="T20">3) Muda</text:span><text:span text:style-name="T21">n</text:span><text:span text:style-name="T20">ças </text:span><text:span text:style-name="T21">dos states</text:span><text:span text:style-name="T20"> são feitas com pure functions.</text:span></text:p>
      <text:p text:style-name="P10"/>
      <text:p text:style-name="P10"><text:tab/>- <text:span text:style-name="T35">Instalação: npm install react-redux <text:s text:c="4"/>npm install –save-dev redux-devtools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4T20:20:08.075133439</meta:creation-date>
    <dc:date>2021-10-25T16:23:00.991074384</dc:date>
    <meta:editing-duration>PT2H32M26S</meta:editing-duration>
    <meta:editing-cycles>36</meta:editing-cycles>
    <meta:generator>LibreOffice/6.4.7.2$Linux_X86_64 LibreOffice_project/40$Build-2</meta:generator>
    <meta:document-statistic meta:table-count="0" meta:image-count="0" meta:object-count="0" meta:page-count="3" meta:paragraph-count="57" meta:word-count="509" meta:character-count="3162" meta:non-whitespace-character-count="2595"/>
  </office:meta>
</office:document-meta>
</file>